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3000000E4CF87B70C92A84F79.png" manifest:media-type="image/png"/>
  <manifest:file-entry manifest:full-path="Pictures/10000201000001D8000001DB82DCDA1D0A6EF70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197b" officeooo:paragraph-rsid="001819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7" text:anchor-type="paragraph" svg:x="0.219cm" svg:y="-0.22cm" svg:width="7.02cm" svg:height="7.064cm" draw:z-index="0"><draw:image xlink:href="Pictures/10000201000001D8000001DB82DCDA1D0A6EF706.png" xlink:type="simple" xlink:show="embed" xlink:actuate="onLoad"/></draw:frame><draw:frame draw:style-name="fr1" draw:name="Image1" text:anchor-type="paragraph" svg:x="9.848cm" svg:y="-0.176cm" svg:width="6.893cm" svg:height="6.923cm" draw:z-index="3"><draw:image xlink:href="Pictures/10000000000000E3000000E4CF87B70C92A84F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0.155cm" svg:y="0.441cm" svg:width="7.02cm" svg:height="7.064cm" draw:z-index="1"><draw:image xlink:href="Pictures/10000201000001D8000001DB82DCDA1D0A6EF706.png" xlink:type="simple" xlink:show="embed" xlink:actuate="onLoad"/></draw:frame><draw:frame draw:style-name="fr1" draw:name="Image3" text:anchor-type="paragraph" svg:x="9.848cm" svg:y="0.462cm" svg:width="6.893cm" svg:height="6.923cm" draw:z-index="5"><draw:image xlink:href="Pictures/10000000000000E3000000E4CF87B70C92A84F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x="0.233cm" svg:y="0.374cm" svg:width="7.02cm" svg:height="7.064cm" draw:z-index="2"><draw:image xlink:href="Pictures/10000201000001D8000001DB82DCDA1D0A6EF706.png" xlink:type="simple" xlink:show="embed" xlink:actuate="onLoad"/></draw:frame><draw:frame draw:style-name="fr1" draw:name="Image2" text:anchor-type="paragraph" svg:x="9.694cm" svg:y="0.407cm" svg:width="6.893cm" svg:height="6.923cm" draw:z-index="4"><draw:image xlink:href="Pictures/10000000000000E3000000E4CF87B70C92A84F79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53:33.784127000</meta:creation-date>
    <dc:date>2017-12-19T10:56:56.062934000</dc:date>
    <meta:editing-duration>P1DT21H31M26S</meta:editing-duration>
    <meta:editing-cycles>7</meta:editing-cycles>
    <meta:generator>LibreOffice/5.3.6.1$MacOSX_X86_64 LibreOffice_project/686f202eff87ef707079aeb7f485847613344eb7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